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1cm"/>
    </style:style>
    <style:style style:name="T1" style:family="text">
      <style:text-properties fo:font-size="26pt" style:font-size-asian="24pt" style:font-size-complex="26pt"/>
    </style:style>
    <style:style style:name="T2" style:family="text">
      <style:text-properties fo:font-size="26pt" fo:language="en" fo:country="GB" style:font-size-asian="24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c3e50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Photomosaic Generator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Morgan Grund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my project about?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 text:style-name="P2"><text:span text:style-name="T1">My project is a photomosaic generator.</text:span></text:p>
            <text:p text:style-name="P2"><text:span text:style-name="T1">A photomosaic is a photo that has been divided into cells, each cell is replaced with another photo that most closely resembles the target.</text:span></text:p>
            <text:p text:style-name="P2"><text:span text:style-name="T1">When viewed at low magnifications the original image is clearly visible, while at high magnifications the smaller images become visibl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w am I going to solve the problem?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 text:style-name="P2"><text:span text:style-name="T1">There are two main approaches:</text:span></text:p>
            <text:list text:style-name="L3">
              <text:list-item>
                <text:p text:style-name="P2"><text:span text:style-name="T1">The simpler method is to downsample each cell to a single pixel and replace it with a photo whose average </text:span><text:span text:style-name="T2">colour</text:span><text:span text:style-name="T1"> is closest to the target.</text:span></text:p>
              </text:list-item>
              <text:list-item>
                <text:p text:style-name="P2"><text:span text:style-name="T1">The more advanced method avoids downsampling the main photo, by comparing each pixel in a cell against the corresponding pixel in the other pho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w am I going to solve the problem?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 text:style-name="P2"><text:span text:style-name="T1">I am using the more advanced method as it can preserve the resolution of the main photo.</text:span></text:p>
            <text:p text:style-name="P2"><text:span text:style-name="T1">Many photomosaic generators modify the colour of the photos or overlay them transparently on the main photo.</text:span></text:p>
            <text:p text:style-name="P2"><text:span text:style-name="T1">I will not be using this method as it is against the true nature of a photomosaic, and it can make the other photos difficult to identif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w am I going to solve the problem?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 text:style-name="P2"><text:span text:style-name="T1">There are multiple algorithms for calculating colour difference published by the International Commission on Illumination (CIE), each one more complex but also more accurate than the last.</text:span></text:p>
            <text:p text:style-name="P2"><text:span text:style-name="T1">I plan to implement two of these algorithms, the most recent for accuracy (CIE2000) and the first for speed (CIE76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w am I going to solve the problem?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 text:style-name="P2"><text:span text:style-name="T1">Some photomosaics are not made up of simple square/rectangle photos.</text:span></text:p>
            <text:p text:style-name="P2"><text:span text:style-name="T1">Some other common cell shapes are:</text:span></text:p>
            <text:list text:style-name="L4">
              <text:list-item>
                <text:p text:style-name="P2"><text:span text:style-name="T1">Hexagon</text:span></text:p>
              </text:list-item>
              <text:list-item>
                <text:p text:style-name="P2"><text:span text:style-name="T1">Circle</text:span></text:p>
              </text:list-item>
              <text:list-item>
                <text:p text:style-name="P2"><text:span text:style-name="T1">Jigsaw Puzz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w am I going to solve the problem?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 text:style-name="P2"><text:span text:style-name="T1">The problem of repeating photos.</text:span></text:p>
            <text:p text:style-name="P2"><text:span text:style-name="T1">Ideally, all photos should be unique, however </text:span><text:span text:style-name="T1">this would require a very large dataset with </text:span><text:span text:style-name="T1">near-perfect colour distribution.</text:span></text:p>
            <text:p text:style-name="P2"><text:span text:style-name="T1">Instead I plan to use a range in which every </text:span><text:span text:style-name="T1">repeat makes the photo a less desirable fit for a </text:span><text:span text:style-name="T1">cell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will you see in my demo in the spring?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p text:style-name="P2"><text:span text:style-name="T1">An application consisting of three components:</text:span></text:p>
            <text:list text:style-name="L4">
              <text:list-item>
                <text:p text:style-name="P2"><text:span text:style-name="T1">An image preprocessor</text:span></text:p>
              </text:list-item>
              <text:list-item>
                <text:p text:style-name="P2"><text:span text:style-name="T1">The actual photomosaic generator</text:span></text:p>
              </text:list-item>
              <text:list-item>
                <text:p text:style-name="P2"><text:span text:style-name="T1">An image view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eprocessor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p text:style-name="P2"><text:span text:style-name="T1">The preprocessor will:</text:span></text:p>
            <text:list text:style-name="L4">
              <text:list-item>
                <text:p text:style-name="P2"><text:span text:style-name="T1">Read photos from a given folder recursively</text:span></text:p>
              </text:list-item>
              <text:list-item>
                <text:p text:style-name="P2"><text:span text:style-name="T1">Crop them to be square</text:span></text:p>
              </text:list-item>
              <text:list-item>
                <text:p text:style-name="P2"><text:span text:style-name="T1">Downsample or upsample them to match the cell size</text:span></text:p>
              </text:list-item>
              <text:list-item>
                <text:p text:style-name="P2"><text:span text:style-name="T1">Write photos to a given fold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hotomosaic Generator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p text:style-name="P2"><text:span text:style-name="T1">The photomosaic generator will:</text:span></text:p>
            <text:list text:style-name="L4">
              <text:list-item>
                <text:p text:style-name="P2"><text:span text:style-name="T1">Generate and save photomosaics</text:span></text:p>
              </text:list-item>
              <text:list-item>
                <text:p text:style-name="P2"><text:span text:style-name="T1">With two colour difference modes (CIE2000 &amp; CIE76)</text:span></text:p>
              </text:list-item>
              <text:list-item>
                <text:p text:style-name="P2"><text:span text:style-name="T1">Support a large quantity of photos</text:span></text:p>
              </text:list-item>
              <text:list-item>
                <text:p text:style-name="P2"><text:span text:style-name="T1">With three cell shapes; Square, Hexagon, Circle</text:span></text:p>
              </text:list-item>
              <text:list-item>
                <text:p text:style-name="P2"><text:span text:style-name="T1">Will display photomosaic with viewer after comple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mage Viewer</text:p>
          </draw:text-box>
        </draw:frame>
        <draw:frame presentation:style-name="pr5" draw:text-style-name="P2" draw:layer="layout" svg:width="26cm" svg:height="14cm" svg:x="1cm" svg:y="5.5cm" presentation:class="outline" presentation:user-transformed="true">
          <draw:text-box>
            <text:p text:style-name="P2"><text:span text:style-name="T1">The image viewer will:</text:span></text:p>
            <text:list text:style-name="L4">
              <text:list-item>
                <text:p text:style-name="P2"><text:span text:style-name="T1">Read standard image types</text:span></text:p>
              </text:list-item>
              <text:list-item>
                <text:p text:style-name="P2"><text:span text:style-name="T1">Read custom photomosaic type</text:span></text:p>
              </text:list-item>
              <text:list-item>
                <text:p text:style-name="P2"><text:span text:style-name="T1">Support zooming and scrolling</text:span></text:p>
              </text:list-item>
              <text:list-item>
                <text:p text:style-name="P2"><text:span text:style-name="T1">Export photomosaic as standard image typ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15:06:05.242114071</meta:creation-date>
    <meta:editing-duration>PT2H24M23S</meta:editing-duration>
    <meta:editing-cycles>10</meta:editing-cycles>
    <meta:generator>LibreOffice/5.1.6.2$Linux_X86_64 LibreOffice_project/10m0$Build-2</meta:generator>
    <dc:date>2018-11-11T15:03:46.060693461</dc:date>
    <meta:document-statistic meta:object-count="92"/>
    <meta:template xlink:type="simple" xlink:actuate="onRequest" xlink:title="Midnightblue" xlink:href="../../../../../usr/lib/libreoffice/share/template/common/presnt/Midnightblue.otp" meta:date="2018-11-04T15:06:04.4151630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